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1ac" officeooo:paragraph-rsid="000351ac"/>
    </style:style>
    <style:style style:name="P2" style:family="paragraph" style:parent-style-name="Standard">
      <style:text-properties officeooo:rsid="0004be22" officeooo:paragraph-rsid="0004be22"/>
    </style:style>
    <style:style style:name="P3" style:family="paragraph" style:parent-style-name="Text_20_body">
      <style:paragraph-properties fo:margin-top="0cm" fo:margin-bottom="0.499cm" loext:contextual-spacing="false"/>
      <style:text-properties officeooo:rsid="000351ac" officeooo:paragraph-rsid="000351ac"/>
    </style:style>
    <style:style style:name="T1" style:family="text">
      <style:text-properties officeooo:rsid="0004be22"/>
    </style:style>
    <style:style style:name="T2" style:family="text">
      <style:text-properties officeooo:rsid="00078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r-2189795"/><text:bookmark text:name="r-2189794"/></text:p>
      <text:p text:style-name="P1">Tableau avec traduction <text:span text:style-name="T1">avec chaque lettre </text:span></text:p>
      <text:p text:style-name="P1">0 =&gt; appuie court</text:p>
      <text:p text:style-name="P1">1 =&gt; appuie long</text:p>
      <text:p text:style-name="P1">bouton droit : utilisation pour coder en morse</text:p>
      <text:p text:style-name="P1">bouton gauche : espace</text:p>
      <text:p text:style-name="P1">led : clignotement lors des appuis et lors de la traduction francais morse</text:p>
      <text:p text:style-name="P1"/>
      <text:p text:style-name="P1">I- morse → français</text:p>
      <text:p text:style-name="P1"/>
      <text:p text:style-name="P1">bouton droite : appuie court : led verte</text:p>
      <text:p text:style-name="P1"><text:tab/><text:tab/> appuie long : led rouge</text:p>
      <text:p text:style-name="P2">bouton gauche (= faire un espace) : allume une rangée du bargraphe</text:p>
      <text:p text:style-name="P2">clignotement une fois qu’on peut changer de lettre</text:p>
      <text:p text:style-name="P1"/>
      <text:p text:style-name="P1">II- français → morse</text:p>
      <text:p text:style-name="P1"/>
      <text:p text:style-name="P2">écrire dans la console un texte <text:span text:style-name="T2">et afficher le résultat avec le clignotements des led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4:14:59.673147172</meta:creation-date>
    <dc:date>2019-05-07T15:27:08.186389760</dc:date>
    <meta:editing-duration>PT19M4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95" meta:character-count="524" meta:non-whitespace-character-count="438"/>
  </office:meta>
</office:document-meta>
</file>